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Standard">
      <style:text-properties style:font-name="Liberation Sans" officeooo:rsid="0017497e" officeooo:paragraph-rsid="0017497e"/>
    </style:style>
    <style:style style:name="P3" style:family="paragraph" style:parent-style-name="Standard">
      <style:text-properties style:font-name="Liberation Sans" officeooo:rsid="001b2b59" officeooo:paragraph-rsid="00234771"/>
    </style:style>
    <style:style style:name="P4" style:family="paragraph" style:parent-style-name="Standard">
      <style:text-properties style:font-name="Liberation Sans" officeooo:rsid="001ecfcc" officeooo:paragraph-rsid="001ecfcc"/>
    </style:style>
    <style:style style:name="P5" style:family="paragraph" style:parent-style-name="Standard">
      <style:text-properties style:font-name="Liberation Sans" officeooo:rsid="001dd45e" officeooo:paragraph-rsid="001dd45e"/>
    </style:style>
    <style:style style:name="P6" style:family="paragraph" style:parent-style-name="Standard">
      <loext:graphic-properties draw:fill="none"/>
      <style:paragraph-properties fo:margin-left="0in" fo:margin-right="0in" fo:text-indent="0in" style:auto-text-indent="false" fo:background-color="transparent"/>
      <style:text-properties style:font-name="Liberation Sans" fo:font-size="14pt" officeooo:rsid="0015e02d" officeooo:paragraph-rsid="00194551" style:font-size-asian="14pt" style:font-size-complex="14pt"/>
    </style:style>
    <style:style style:name="P7" style:family="paragraph" style:parent-style-name="Standard">
      <loext:graphic-properties draw:fill="none"/>
      <style:paragraph-properties fo:margin-left="0in" fo:margin-right="0in" fo:text-indent="0in" style:auto-text-indent="false" fo:background-color="transparent"/>
      <style:text-properties style:font-name="Liberation Sans" fo:font-size="14pt" officeooo:rsid="0015e02d" officeooo:paragraph-rsid="0015e02d" style:font-size-asian="14pt" style:font-size-complex="14pt"/>
    </style:style>
    <style:style style:name="P8"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Liberation Sans" fo:font-size="16pt" officeooo:rsid="0015e02d" style:font-size-asian="16pt" style:font-size-complex="16pt"/>
    </style:style>
    <style:style style:name="P9" style:family="paragraph" style:parent-style-name="Standard">
      <style:text-properties style:font-name="Liberation Serif" officeooo:rsid="001ecfcc" officeooo:paragraph-rsid="001ecfcc"/>
    </style:style>
    <style:style style:name="T1" style:family="text">
      <style:text-properties officeooo:rsid="0015e02d"/>
    </style:style>
    <style:style style:name="T2" style:family="text">
      <style:text-properties style:font-name="Liberation Sans"/>
    </style:style>
    <style:style style:name="T3" style:family="text">
      <style:text-properties style:font-name="Liberation Sans" officeooo:rsid="0017497e"/>
    </style:style>
    <style:style style:name="T4" style:family="text">
      <style:text-properties style:font-name="Liberation Sans" officeooo:rsid="00194551"/>
    </style:style>
    <style:style style:name="T5" style:family="text">
      <style:text-properties style:font-name="Liberation Sans" officeooo:rsid="001a7468"/>
    </style:style>
    <style:style style:name="T6" style:family="text">
      <style:text-properties style:font-name="Liberation Sans" officeooo:rsid="001b2b59"/>
    </style:style>
    <style:style style:name="T7" style:family="text">
      <style:text-properties style:font-name="Liberation Sans" officeooo:rsid="001c1890"/>
    </style:style>
    <style:style style:name="T8" style:family="text">
      <style:text-properties style:font-name="Liberation Sans" officeooo:rsid="001ecfcc"/>
    </style:style>
    <style:style style:name="T9" style:family="text">
      <style:text-properties style:font-name="Liberation Sans" officeooo:rsid="001f0b0a"/>
    </style:style>
    <style:style style:name="T10" style:family="text">
      <style:text-properties style:font-name="Liberation Sans" officeooo:rsid="0021e05b"/>
    </style:style>
    <style:style style:name="T11" style:family="text">
      <style:text-properties style:font-name="Liberation Sans" officeooo:rsid="00234771"/>
    </style:style>
    <style:style style:name="T12" style:family="text">
      <style:text-properties style:font-name="Liberation Sans" officeooo:rsid="00235a6b"/>
    </style:style>
    <style:style style:name="T13" style:family="text">
      <style:text-properties style:font-name="Liberation Sans" officeooo:rsid="002387e1"/>
    </style:style>
    <style:style style:name="T14" style:family="text">
      <style:text-properties style:font-name="Liberation Sans" officeooo:rsid="001dd45e"/>
    </style:style>
    <style:style style:name="T15" style:family="text">
      <style:text-properties style:font-name="Liberation Sans" officeooo:rsid="00245040"/>
    </style:style>
    <style:style style:name="T16" style:family="text">
      <style:text-properties style:font-name="Liberation Sans" officeooo:rsid="00255302"/>
    </style:style>
    <style:style style:name="T17" style:family="text">
      <style:text-properties style:font-name="Liberation Sans" officeooo:rsid="0027473b"/>
    </style:style>
    <style:style style:name="T18" style:family="text">
      <style:text-properties style:font-name="Liberation Sans" officeooo:rsid="002a0d8a"/>
    </style:style>
    <style:style style:name="T19" style:family="text">
      <style:text-properties style:font-name="Liberation Sans" officeooo:rsid="002b728a"/>
    </style:style>
    <style:style style:name="T20" style:family="text">
      <style:text-properties style:font-name="Liberation Sans" officeooo:rsid="002db942"/>
    </style:style>
    <style:style style:name="T21" style:family="text">
      <style:text-properties style:font-name="Liberation Sans" officeooo:rsid="00314a99"/>
    </style:style>
    <style:style style:name="T22" style:family="text">
      <style:text-properties style:font-name="Liberation Sans" officeooo:rsid="0032bd12"/>
    </style:style>
    <style:style style:name="T23" style:family="text">
      <style:text-properties style:font-name="Liberation Sans" officeooo:rsid="0032f56b"/>
    </style:style>
    <style:style style:name="T24" style:family="text">
      <style:text-properties style:font-name="Liberation Sans" officeooo:rsid="0036af09"/>
    </style:style>
    <style:style style:name="T25" style:family="text">
      <style:text-properties style:font-name="Liberation Sans" officeooo:rsid="00379694"/>
    </style:style>
    <style:style style:name="T26" style:family="text">
      <style:text-properties style:font-name="Liberation Sans" officeooo:rsid="00383322"/>
    </style:style>
    <style:style style:name="T27" style:family="text">
      <style:text-properties style:font-name="Liberation Sans" officeooo:rsid="003afd63"/>
    </style:style>
    <style:style style:name="T28" style:family="text">
      <style:text-properties fo:font-style="italic" style:font-style-asian="italic"/>
    </style:style>
    <style:style style:name="T29" style:family="text">
      <style:text-properties fo:font-size="16pt" style:font-size-asian="16pt" style:font-size-complex="16pt"/>
    </style:style>
    <style:style style:name="T30" style:family="text">
      <style:text-properties fo:font-size="14pt" style:font-size-asian="14pt" style:font-size-complex="14pt"/>
    </style:style>
    <style:style style:name="T31" style:family="text">
      <style:text-properties style:font-style-asian="italic"/>
    </style:style>
    <style:style style:name="T32" style:family="text">
      <style:text-properties officeooo:rsid="003de0f9"/>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 computationally designed HIV neutralization molecule with significant glycosylation</text:p>
      <text:p text:style-name="P6"><text:s/></text:p>
      <text:p text:style-name="P6">John Saeger – <text:span text:style-name="T32">July 1</text:span>, 2016</text:p>
      <text:p text:style-name="P7"/>
      <text:p text:style-name="P1">The <text:span text:style-name="T1">inspiration</text:span> to d<text:span text:style-name="T1">esign</text:span> a new HIV microbicide came from the observation that lectins like griffithsin <text:reference-mark-start text:name="ZOTERO_ITEM CSL_CITATION {&quot;citationID&quot;:&quot;5aztPPR0&quot;,&quot;properties&quot;:{&quot;formattedCitation&quot;:&quot;(Emau et al. 2007)&quot;,&quot;plainCitation&quot;:&quot;(Emau et al. 2007)&quot;},&quot;citationItems&quot;:[{&quot;id&quot;:11,&quot;uris&quot;:[&quot;http://zotero.org/users/942714/items/2ZZ8C6NE&quot;],&quot;uri&quot;:[&quot;http://zotero.org/users/942714/items/2ZZ8C6NE&quot;],&quot;itemData&quot;:{&quot;id&quot;:11,&quot;type&quot;:&quot;article-journal&quot;,&quot;title&quot;:&quot;Griffithsin, a potent HIV entry inhibitor, is an excellent candidate for anti-HIV microbicide&quot;,&quot;container-title&quot;:&quot;Journal of Medical Primatology&quot;,&quot;page&quot;:&quot;244-253&quot;,&quot;volume&quot;:&quot;36&quot;,&quot;issue&quot;:&quot;4-5&quot;,&quot;source&quot;:&quot;CrossRef&quot;,&quot;DOI&quot;:&quot;10.1111/j.1600-0684.2007.00242.x&quot;,&quot;ISSN&quot;:&quot;0047-2565, 1600-0684&quot;,&quot;language&quot;:&quot;en&quot;,&quot;author&quot;:[{&quot;family&quot;:&quot;Emau&quot;,&quot;given&quot;:&quot;P.&quot;},{&quot;family&quot;:&quot;Tian&quot;,&quot;given&quot;:&quot;B.&quot;},{&quot;family&quot;:&quot;O?keefe&quot;,&quot;given&quot;:&quot;B.R.&quot;},{&quot;family&quot;:&quot;Mori&quot;,&quot;given&quot;:&quot;T.&quot;},{&quot;family&quot;:&quot;McMahon&quot;,&quot;given&quot;:&quot;J.B.&quot;},{&quot;family&quot;:&quot;Palmer&quot;,&quot;given&quot;:&quot;K.E.&quot;},{&quot;family&quot;:&quot;Jiang&quot;,&quot;given&quot;:&quot;Y.&quot;},{&quot;family&quot;:&quot;Bekele&quot;,&quot;given&quot;:&quot;G.&quot;},{&quot;family&quot;:&quot;Tsai&quot;,&quot;given&quot;:&quot;C.C.&quot;}],&quot;issued&quot;:{&quot;date-parts&quot;:[[&quot;2007&quot;,8]]}}}],&quot;schema&quot;:&quot;https://github.com/citation-style-language/schema/raw/master/csl-citation.json&quot;} RNDwHrxx12WVG"/>(Emau et al. 2007)<text:reference-mark-end text:name="ZOTERO_ITEM CSL_CITATION {&quot;citationID&quot;:&quot;5aztPPR0&quot;,&quot;properties&quot;:{&quot;formattedCitation&quot;:&quot;(Emau et al. 2007)&quot;,&quot;plainCitation&quot;:&quot;(Emau et al. 2007)&quot;},&quot;citationItems&quot;:[{&quot;id&quot;:11,&quot;uris&quot;:[&quot;http://zotero.org/users/942714/items/2ZZ8C6NE&quot;],&quot;uri&quot;:[&quot;http://zotero.org/users/942714/items/2ZZ8C6NE&quot;],&quot;itemData&quot;:{&quot;id&quot;:11,&quot;type&quot;:&quot;article-journal&quot;,&quot;title&quot;:&quot;Griffithsin, a potent HIV entry inhibitor, is an excellent candidate for anti-HIV microbicide&quot;,&quot;container-title&quot;:&quot;Journal of Medical Primatology&quot;,&quot;page&quot;:&quot;244-253&quot;,&quot;volume&quot;:&quot;36&quot;,&quot;issue&quot;:&quot;4-5&quot;,&quot;source&quot;:&quot;CrossRef&quot;,&quot;DOI&quot;:&quot;10.1111/j.1600-0684.2007.00242.x&quot;,&quot;ISSN&quot;:&quot;0047-2565, 1600-0684&quot;,&quot;language&quot;:&quot;en&quot;,&quot;author&quot;:[{&quot;family&quot;:&quot;Emau&quot;,&quot;given&quot;:&quot;P.&quot;},{&quot;family&quot;:&quot;Tian&quot;,&quot;given&quot;:&quot;B.&quot;},{&quot;family&quot;:&quot;O?keefe&quot;,&quot;given&quot;:&quot;B.R.&quot;},{&quot;family&quot;:&quot;Mori&quot;,&quot;given&quot;:&quot;T.&quot;},{&quot;family&quot;:&quot;McMahon&quot;,&quot;given&quot;:&quot;J.B.&quot;},{&quot;family&quot;:&quot;Palmer&quot;,&quot;given&quot;:&quot;K.E.&quot;},{&quot;family&quot;:&quot;Jiang&quot;,&quot;given&quot;:&quot;Y.&quot;},{&quot;family&quot;:&quot;Bekele&quot;,&quot;given&quot;:&quot;G.&quot;},{&quot;family&quot;:&quot;Tsai&quot;,&quot;given&quot;:&quot;C.C.&quot;}],&quot;issued&quot;:{&quot;date-parts&quot;:[[&quot;2007&quot;,8]]}}}],&quot;schema&quot;:&quot;https://github.com/citation-style-language/schema/raw/master/csl-citation.json&quot;} RNDwHrxx12WVG"/> <text:span text:style-name="T1">have received significant interest as potential HIV microbicides where in principle, binding the HIV particle’s putatively dense glycan coat with lectins should act to prevent infection, but my fairly naive understanding of HIV pathogenesis led me to ask a question relating to macrophages. Can’t a macrophage eat just about anything? Could this not lead to a productive infection? It turns out that I wasn’t the first person to ask this question and there is some suggestion that this indeed may be possible </text:span><text:reference-mark-start text:name="ZOTERO_ITEM CSL_CITATION {&quot;citationID&quot;:&quot;M0pDkLck&quot;,&quot;properties&quot;:{&quot;formattedCitation&quot;:&quot;(Marechal et al. 2001)&quot;,&quot;plainCitation&quot;:&quot;(Marechal et al. 2001)&quot;},&quot;citationItems&quot;:[{&quot;id&quot;:72,&quot;uris&quot;:[&quot;http://zotero.org/users/942714/items/DT2GHPRZ&quot;],&quot;uri&quot;:[&quot;http://zotero.org/users/942714/items/DT2GHPRZ&quot;],&quot;itemData&quot;:{&quot;id&quot;:72,&quot;type&quot;:&quot;article-journal&quot;,&quot;title&quot;:&quot;Human Immunodeficiency Virus Type 1 Entry into Macrophages Mediated by Macropinocytosis&quot;,&quot;container-title&quot;:&quot;Journal of Virology&quot;,&quot;page&quot;:&quot;11166-11177&quot;,&quot;volume&quot;:&quot;75&quot;,&quot;issue&quot;:&quot;22&quot;,&quot;source&quot;:&quot;CrossRef&quot;,&quot;DOI&quot;:&quot;10.1128/JVI.75.22.11166-11177.2001&quot;,&quot;ISSN&quot;:&quot;0022-538X&quot;,&quot;language&quot;:&quot;en&quot;,&quot;author&quot;:[{&quot;family&quot;:&quot;Marechal&quot;,&quot;given&quot;:&quot;V.&quot;},{&quot;family&quot;:&quot;Prevost&quot;,&quot;given&quot;:&quot;M.-C.&quot;},{&quot;family&quot;:&quot;Petit&quot;,&quot;given&quot;:&quot;C.&quot;},{&quot;family&quot;:&quot;Perret&quot;,&quot;given&quot;:&quot;E.&quot;},{&quot;family&quot;:&quot;Heard&quot;,&quot;given&quot;:&quot;J.-M.&quot;},{&quot;family&quot;:&quot;Schwartz&quot;,&quot;given&quot;:&quot;O.&quot;}],&quot;issued&quot;:{&quot;date-parts&quot;:[[&quot;2001&quot;,11,15]]}}}],&quot;schema&quot;:&quot;https://github.com/citation-style-language/schema/raw/master/csl-citation.json&quot;} RNDatEhNoquNU"/><text:span text:style-name="T1">(Marechal et al. 2001).</text:span><text:reference-mark-end text:name="ZOTERO_ITEM CSL_CITATION {&quot;citationID&quot;:&quot;M0pDkLck&quot;,&quot;properties&quot;:{&quot;formattedCitation&quot;:&quot;(Marechal et al. 2001)&quot;,&quot;plainCitation&quot;:&quot;(Marechal et al. 2001)&quot;},&quot;citationItems&quot;:[{&quot;id&quot;:72,&quot;uris&quot;:[&quot;http://zotero.org/users/942714/items/DT2GHPRZ&quot;],&quot;uri&quot;:[&quot;http://zotero.org/users/942714/items/DT2GHPRZ&quot;],&quot;itemData&quot;:{&quot;id&quot;:72,&quot;type&quot;:&quot;article-journal&quot;,&quot;title&quot;:&quot;Human Immunodeficiency Virus Type 1 Entry into Macrophages Mediated by Macropinocytosis&quot;,&quot;container-title&quot;:&quot;Journal of Virology&quot;,&quot;page&quot;:&quot;11166-11177&quot;,&quot;volume&quot;:&quot;75&quot;,&quot;issue&quot;:&quot;22&quot;,&quot;source&quot;:&quot;CrossRef&quot;,&quot;DOI&quot;:&quot;10.1128/JVI.75.22.11166-11177.2001&quot;,&quot;ISSN&quot;:&quot;0022-538X&quot;,&quot;language&quot;:&quot;en&quot;,&quot;author&quot;:[{&quot;family&quot;:&quot;Marechal&quot;,&quot;given&quot;:&quot;V.&quot;},{&quot;family&quot;:&quot;Prevost&quot;,&quot;given&quot;:&quot;M.-C.&quot;},{&quot;family&quot;:&quot;Petit&quot;,&quot;given&quot;:&quot;C.&quot;},{&quot;family&quot;:&quot;Perret&quot;,&quot;given&quot;:&quot;E.&quot;},{&quot;family&quot;:&quot;Heard&quot;,&quot;given&quot;:&quot;J.-M.&quot;},{&quot;family&quot;:&quot;Schwartz&quot;,&quot;given&quot;:&quot;O.&quot;}],&quot;issued&quot;:{&quot;date-parts&quot;:[[&quot;2001&quot;,11,15]]}}}],&quot;schema&quot;:&quot;https://github.com/citation-style-language/schema/raw/master/csl-citation.json&quot;} RNDatEhNoquNU"/><text:span text:style-name="T1"> Is there anything we can do to discourage this mode of HIV entry?</text:span></text:p>
      <text:p text:style-name="P1"/>
      <text:p text:style-name="Standard"><text:span text:style-name="T3">What first occurred to me was simply to pegylate the lectin, a procedure that might result in a reduction of macropinocytosis </text:span><text:reference-mark-start text:name="ZOTERO_ITEM CSL_CITATION {&quot;citationID&quot;:&quot;ProvapJt&quot;,&quot;properties&quot;:{&quot;formattedCitation&quot;:&quot;(Qie et al. 2016)&quot;,&quot;plainCitation&quot;:&quot;(Qie et al. 2016)&quot;},&quot;citationItems&quot;:[{&quot;id&quot;:110,&quot;uris&quot;:[&quot;http://zotero.org/users/942714/items/N74CH7JP&quot;],&quot;uri&quot;:[&quot;http://zotero.org/users/942714/items/N74CH7JP&quot;],&quot;itemData&quot;:{&quot;id&quot;:110,&quot;type&quot;:&quot;article-journal&quot;,&quot;title&quot;:&quot;Surface modification of nanoparticles enables selective evasion of phagocytic clearance by distinct macrophage phenotypes&quot;,&quot;container-title&quot;:&quot;Scientific Reports&quot;,&quot;page&quot;:&quot;26269&quot;,&quot;volume&quot;:&quot;6&quot;,&quot;source&quot;:&quot;CrossRef&quot;,&quot;DOI&quot;:&quot;10.1038/srep26269&quot;,&quot;ISSN&quot;:&quot;2045-2322&quot;,&quot;author&quot;:[{&quot;family&quot;:&quot;Qie&quot;,&quot;given&quot;:&quot;Yaqing&quot;},{&quot;family&quot;:&quot;Yuan&quot;,&quot;given&quot;:&quot;Hengfeng&quot;},{&quot;family&quot;:&quot;Roemeling&quot;,&quot;given&quot;:&quot;Christina A.&quot;,&quot;non-dropping-particle&quot;:&quot;von&quot;},{&quot;family&quot;:&quot;Chen&quot;,&quot;given&quot;:&quot;Yuanxin&quot;},{&quot;family&quot;:&quot;Liu&quot;,&quot;given&quot;:&quot;Xiujie&quot;},{&quot;family&quot;:&quot;Shih&quot;,&quot;given&quot;:&quot;Kevin D.&quot;},{&quot;family&quot;:&quot;Knight&quot;,&quot;given&quot;:&quot;Joshua A.&quot;},{&quot;family&quot;:&quot;Tun&quot;,&quot;given&quot;:&quot;Han W.&quot;},{&quot;family&quot;:&quot;Wharen&quot;,&quot;given&quot;:&quot;Robert E.&quot;},{&quot;family&quot;:&quot;Jiang&quot;,&quot;given&quot;:&quot;Wen&quot;},{&quot;family&quot;:&quot;Kim&quot;,&quot;given&quot;:&quot;Betty Y.S.&quot;}],&quot;issued&quot;:{&quot;date-parts&quot;:[[&quot;2016&quot;,5,19]]}}}],&quot;schema&quot;:&quot;https://github.com/citation-style-language/schema/raw/master/csl-citation.json&quot;} RNDyAtDVT4Ann"/><text:span text:style-name="T3">(Qie et al. 2016)</text:span><text:reference-mark-end text:name="ZOTERO_ITEM CSL_CITATION {&quot;citationID&quot;:&quot;ProvapJt&quot;,&quot;properties&quot;:{&quot;formattedCitation&quot;:&quot;(Qie et al. 2016)&quot;,&quot;plainCitation&quot;:&quot;(Qie et al. 2016)&quot;},&quot;citationItems&quot;:[{&quot;id&quot;:110,&quot;uris&quot;:[&quot;http://zotero.org/users/942714/items/N74CH7JP&quot;],&quot;uri&quot;:[&quot;http://zotero.org/users/942714/items/N74CH7JP&quot;],&quot;itemData&quot;:{&quot;id&quot;:110,&quot;type&quot;:&quot;article-journal&quot;,&quot;title&quot;:&quot;Surface modification of nanoparticles enables selective evasion of phagocytic clearance by distinct macrophage phenotypes&quot;,&quot;container-title&quot;:&quot;Scientific Reports&quot;,&quot;page&quot;:&quot;26269&quot;,&quot;volume&quot;:&quot;6&quot;,&quot;source&quot;:&quot;CrossRef&quot;,&quot;DOI&quot;:&quot;10.1038/srep26269&quot;,&quot;ISSN&quot;:&quot;2045-2322&quot;,&quot;author&quot;:[{&quot;family&quot;:&quot;Qie&quot;,&quot;given&quot;:&quot;Yaqing&quot;},{&quot;family&quot;:&quot;Yuan&quot;,&quot;given&quot;:&quot;Hengfeng&quot;},{&quot;family&quot;:&quot;Roemeling&quot;,&quot;given&quot;:&quot;Christina A.&quot;,&quot;non-dropping-particle&quot;:&quot;von&quot;},{&quot;family&quot;:&quot;Chen&quot;,&quot;given&quot;:&quot;Yuanxin&quot;},{&quot;family&quot;:&quot;Liu&quot;,&quot;given&quot;:&quot;Xiujie&quot;},{&quot;family&quot;:&quot;Shih&quot;,&quot;given&quot;:&quot;Kevin D.&quot;},{&quot;family&quot;:&quot;Knight&quot;,&quot;given&quot;:&quot;Joshua A.&quot;},{&quot;family&quot;:&quot;Tun&quot;,&quot;given&quot;:&quot;Han W.&quot;},{&quot;family&quot;:&quot;Wharen&quot;,&quot;given&quot;:&quot;Robert E.&quot;},{&quot;family&quot;:&quot;Jiang&quot;,&quot;given&quot;:&quot;Wen&quot;},{&quot;family&quot;:&quot;Kim&quot;,&quot;given&quot;:&quot;Betty Y.S.&quot;}],&quot;issued&quot;:{&quot;date-parts&quot;:[[&quot;2016&quot;,5,19]]}}}],&quot;schema&quot;:&quot;https://github.com/citation-style-language/schema/raw/master/csl-citation.json&quot;} RNDyAtDVT4Ann"/><text:span text:style-name="T3">. So the initial design idea was to get the lysines where we want them and functionalize the </text:span><text:span text:style-name="T5">lectin</text:span><text:span text:style-name="T3">. </text:span><text:span text:style-name="T4">As I studied the glycobiology of HIV however, it quickly became apparent that the HIV glycan coat is variable </text:span><text:reference-mark-start text:name="ZOTERO_ITEM CSL_CITATION {&quot;citationID&quot;:&quot;MVPrPZcG&quot;,&quot;properties&quot;:{&quot;formattedCitation&quot;:&quot;(Pantophlet 2014)&quot;,&quot;plainCitation&quot;:&quot;(Pantophlet 2014)&quot;},&quot;citationItems&quot;:[{&quot;id&quot;:127,&quot;uris&quot;:[&quot;http://zotero.org/users/942714/items/RQDAI5UA&quot;],&quot;uri&quot;:[&quot;http://zotero.org/users/942714/items/RQDAI5UA&quot;],&quot;itemData&quot;:{&quot;id&quot;:127,&quot;type&quot;:&quot;book&quot;,&quot;title&quot;:&quot;HIV glycans in infection and immunity&quot;,&quot;publisher&quot;:&quot;Springer New York&quot;,&quot;publisher-place&quot;:&quot;New York, NY&quot;,&quot;source&quot;:&quot;CrossRef&quot;,&quot;event-place&quot;:&quot;New York, NY&quot;,&quot;URL&quot;:&quot;http://link.springer.com/10.1007/978-1-4614-8872-9&quot;,&quot;ISBN&quot;:&quot;978-1-4614-8871-2&quot;,&quot;language&quot;:&quot;en&quot;,&quot;editor&quot;:[{&quot;family&quot;:&quot;Pantophlet&quot;,&quot;given&quot;:&quot;Ralph&quot;}],&quot;issued&quot;:{&quot;date-parts&quot;:[[&quot;2014&quot;]]},&quot;accessed&quot;:{&quot;date-parts&quot;:[[&quot;2016&quot;,6,23]]}}}],&quot;schema&quot;:&quot;https://github.com/citation-style-language/schema/raw/master/csl-citation.json&quot;} RNDIfUIH9tt40"/><text:span text:style-name="T4">(Pantophlet 2014)</text:span><text:reference-mark-end text:name="ZOTERO_ITEM CSL_CITATION {&quot;citationID&quot;:&quot;MVPrPZcG&quot;,&quot;properties&quot;:{&quot;formattedCitation&quot;:&quot;(Pantophlet 2014)&quot;,&quot;plainCitation&quot;:&quot;(Pantophlet 2014)&quot;},&quot;citationItems&quot;:[{&quot;id&quot;:127,&quot;uris&quot;:[&quot;http://zotero.org/users/942714/items/RQDAI5UA&quot;],&quot;uri&quot;:[&quot;http://zotero.org/users/942714/items/RQDAI5UA&quot;],&quot;itemData&quot;:{&quot;id&quot;:127,&quot;type&quot;:&quot;book&quot;,&quot;title&quot;:&quot;HIV glycans in infection and immunity&quot;,&quot;publisher&quot;:&quot;Springer New York&quot;,&quot;publisher-place&quot;:&quot;New York, NY&quot;,&quot;source&quot;:&quot;CrossRef&quot;,&quot;event-place&quot;:&quot;New York, NY&quot;,&quot;URL&quot;:&quot;http://link.springer.com/10.1007/978-1-4614-8872-9&quot;,&quot;ISBN&quot;:&quot;978-1-4614-8871-2&quot;,&quot;language&quot;:&quot;en&quot;,&quot;editor&quot;:[{&quot;family&quot;:&quot;Pantophlet&quot;,&quot;given&quot;:&quot;Ralph&quot;}],&quot;issued&quot;:{&quot;date-parts&quot;:[[&quot;2014&quot;]]},&quot;accessed&quot;:{&quot;date-parts&quot;:[[&quot;2016&quot;,6,23]]}}}],&quot;schema&quot;:&quot;https://github.com/citation-style-language/schema/raw/master/csl-citation.json&quot;} RNDIfUIH9tt40"/><text:span text:style-name="T4">. Although on the average, we know that the HIV glycan coat is significantly dense, we have no idea how </text:span><text:span text:style-name="T16">variable</text:span><text:span text:style-name="T4"> the glycan coat is on an HIV particle to HIV particle basis. </text:span><text:span text:style-name="T21">This</text:span><text:span text:style-name="T4"> led me to the </text:span><text:span text:style-name="T26">thought</text:span><text:span text:style-name="T4"> that the glycan coat might not be a very reliable foundation on which to base a microbicide strategy. Furthermore, griffithsin and </text:span><text:span text:style-name="T26">some </text:span><text:span text:style-name="T4">other lectins </text:span><text:span text:style-name="T10">that </text:span><text:span text:style-name="T4">have been or are being considered as HIV neutralizers bind mannose moieties. What if these mannose moieties exist in the mucosa? Would not the neutralizer molecules bind inappropriate targets, rendering the neutralizer molecules useless before they even get a chance to bind HIV? That this is not an idle concern is supported by the observation that </text:span><text:span text:style-name="T21">all female reproductive tract epithelia express the </text:span><text:span text:style-name="T4">mucin MUC1 </text:span><text:reference-mark-start text:name="ZOTERO_ITEM CSL_CITATION {&quot;citationID&quot;:&quot;fJRihBlh&quot;,&quot;properties&quot;:{&quot;formattedCitation&quot;:&quot;(Gipson et al. 1997)&quot;,&quot;plainCitation&quot;:&quot;(Gipson et al. 1997)&quot;},&quot;citationItems&quot;:[{&quot;id&quot;:126,&quot;uris&quot;:[&quot;http://zotero.org/users/942714/items/RJHZU2A8&quot;],&quot;uri&quot;:[&quot;http://zotero.org/users/942714/items/RJHZU2A8&quot;],&quot;itemData&quot;:{&quot;id&quot;:126,&quot;type&quot;:&quot;article-journal&quot;,&quot;title&quot;:&quot;Mucin genes expressed by human female reproductive tract epithelia.&quot;,&quot;container-title&quot;:&quot;Biology of reproduction&quot;,&quot;page&quot;:&quot;999–1011&quot;,&quot;volume&quot;:&quot;56&quot;,&quot;issue&quot;:&quot;4&quot;,&quot;source&quot;:&quot;Google Scholar&quot;,&quot;author&quot;:[{&quot;family&quot;:&quot;Gipson&quot;,&quot;given&quot;:&quot;Ilene K.&quot;},{&quot;family&quot;:&quot;Ho&quot;,&quot;given&quot;:&quot;Samuel B.&quot;},{&quot;family&quot;:&quot;Spurr-Michaud&quot;,&quot;given&quot;:&quot;Sandra J.&quot;},{&quot;family&quot;:&quot;Tisdale&quot;,&quot;given&quot;:&quot;Ann S.&quot;},{&quot;family&quot;:&quot;Zhan&quot;,&quot;given&quot;:&quot;Qian&quot;},{&quot;family&quot;:&quot;Torlakovic&quot;,&quot;given&quot;:&quot;Emina&quot;},{&quot;family&quot;:&quot;Pudney&quot;,&quot;given&quot;:&quot;Jeffrey&quot;},{&quot;family&quot;:&quot;Anderson&quot;,&quot;given&quot;:&quot;Deborah J.&quot;},{&quot;family&quot;:&quot;Toribara&quot;,&quot;given&quot;:&quot;Neil W.&quot;},{&quot;family&quot;:&quot;Hill&quot;,&quot;given&quot;:&quot;3rd&quot;}],&quot;issued&quot;:{&quot;date-parts&quot;:[[&quot;1997&quot;]]}}}],&quot;schema&quot;:&quot;https://github.com/citation-style-language/schema/raw/master/csl-citation.json&quot;} RNDg9YxQ317Ea"/><text:span text:style-name="T4">(Gipson et al. 1997)</text:span><text:reference-mark-end text:name="ZOTERO_ITEM CSL_CITATION {&quot;citationID&quot;:&quot;fJRihBlh&quot;,&quot;properties&quot;:{&quot;formattedCitation&quot;:&quot;(Gipson et al. 1997)&quot;,&quot;plainCitation&quot;:&quot;(Gipson et al. 1997)&quot;},&quot;citationItems&quot;:[{&quot;id&quot;:126,&quot;uris&quot;:[&quot;http://zotero.org/users/942714/items/RJHZU2A8&quot;],&quot;uri&quot;:[&quot;http://zotero.org/users/942714/items/RJHZU2A8&quot;],&quot;itemData&quot;:{&quot;id&quot;:126,&quot;type&quot;:&quot;article-journal&quot;,&quot;title&quot;:&quot;Mucin genes expressed by human female reproductive tract epithelia.&quot;,&quot;container-title&quot;:&quot;Biology of reproduction&quot;,&quot;page&quot;:&quot;999–1011&quot;,&quot;volume&quot;:&quot;56&quot;,&quot;issue&quot;:&quot;4&quot;,&quot;source&quot;:&quot;Google Scholar&quot;,&quot;author&quot;:[{&quot;family&quot;:&quot;Gipson&quot;,&quot;given&quot;:&quot;Ilene K.&quot;},{&quot;family&quot;:&quot;Ho&quot;,&quot;given&quot;:&quot;Samuel B.&quot;},{&quot;family&quot;:&quot;Spurr-Michaud&quot;,&quot;given&quot;:&quot;Sandra J.&quot;},{&quot;family&quot;:&quot;Tisdale&quot;,&quot;given&quot;:&quot;Ann S.&quot;},{&quot;family&quot;:&quot;Zhan&quot;,&quot;given&quot;:&quot;Qian&quot;},{&quot;family&quot;:&quot;Torlakovic&quot;,&quot;given&quot;:&quot;Emina&quot;},{&quot;family&quot;:&quot;Pudney&quot;,&quot;given&quot;:&quot;Jeffrey&quot;},{&quot;family&quot;:&quot;Anderson&quot;,&quot;given&quot;:&quot;Deborah J.&quot;},{&quot;family&quot;:&quot;Toribara&quot;,&quot;given&quot;:&quot;Neil W.&quot;},{&quot;family&quot;:&quot;Hill&quot;,&quot;given&quot;:&quot;3rd&quot;}],&quot;issued&quot;:{&quot;date-parts&quot;:[[&quot;1997&quot;]]}}}],&quot;schema&quot;:&quot;https://github.com/citation-style-language/schema/raw/master/csl-citation.json&quot;} RNDg9YxQ317Ea"/><text:span text:style-name="T4">, and MUC1 has N-linked glycosylation that results in a glycan coat </text:span><text:span text:style-name="T22">which</text:span><text:span text:style-name="T4"> analysis has indicated </text:span><text:span text:style-name="T22">may have</text:span><text:span text:style-name="T4"> mannose moieties </text:span><text:reference-mark-start text:name="ZOTERO_ITEM CSL_CITATION {&quot;citationID&quot;:&quot;3onrHNHa&quot;,&quot;properties&quot;:{&quot;formattedCitation&quot;:&quot;(Parry 2006)&quot;,&quot;plainCitation&quot;:&quot;(Parry 2006)&quot;},&quot;citationItems&quot;:[{&quot;id&quot;:103,&quot;uris&quot;:[&quot;http://zotero.org/users/942714/items/MBRQPASC&quot;],&quot;uri&quot;:[&quot;http://zotero.org/users/942714/items/MBRQPASC&quot;],&quot;itemData&quot;:{&quot;id&quot;:103,&quot;type&quot;:&quot;article-journal&quot;,&quot;title&quot;:&quot;N-Glycosylation of the MUC1 mucin in epithelial cells and secretions&quot;,&quot;container-title&quot;:&quot;Glycobiology&quot;,&quot;page&quot;:&quot;623-634&quot;,&quot;volume&quot;:&quot;16&quot;,&quot;issue&quot;:&quot;7&quot;,&quot;source&quot;:&quot;CrossRef&quot;,&quot;DOI&quot;:&quot;10.1093/glycob/cwj110&quot;,&quot;ISSN&quot;:&quot;0959-6658, 1460-2423&quot;,&quot;language&quot;:&quot;en&quot;,&quot;author&quot;:[{&quot;family&quot;:&quot;Parry&quot;,&quot;given&quot;:&quot;S.&quot;}],&quot;issued&quot;:{&quot;date-parts&quot;:[[&quot;2006&quot;,3,30]]}}}],&quot;schema&quot;:&quot;https://github.com/citation-style-language/schema/raw/master/csl-citation.json&quot;} RND2fP1SGh4p2"/><text:span text:style-name="T4">(Parry 2006)</text:span><text:reference-mark-end text:name="ZOTERO_ITEM CSL_CITATION {&quot;citationID&quot;:&quot;3onrHNHa&quot;,&quot;properties&quot;:{&quot;formattedCitation&quot;:&quot;(Parry 2006)&quot;,&quot;plainCitation&quot;:&quot;(Parry 2006)&quot;},&quot;citationItems&quot;:[{&quot;id&quot;:103,&quot;uris&quot;:[&quot;http://zotero.org/users/942714/items/MBRQPASC&quot;],&quot;uri&quot;:[&quot;http://zotero.org/users/942714/items/MBRQPASC&quot;],&quot;itemData&quot;:{&quot;id&quot;:103,&quot;type&quot;:&quot;article-journal&quot;,&quot;title&quot;:&quot;N-Glycosylation of the MUC1 mucin in epithelial cells and secretions&quot;,&quot;container-title&quot;:&quot;Glycobiology&quot;,&quot;page&quot;:&quot;623-634&quot;,&quot;volume&quot;:&quot;16&quot;,&quot;issue&quot;:&quot;7&quot;,&quot;source&quot;:&quot;CrossRef&quot;,&quot;DOI&quot;:&quot;10.1093/glycob/cwj110&quot;,&quot;ISSN&quot;:&quot;0959-6658, 1460-2423&quot;,&quot;language&quot;:&quot;en&quot;,&quot;author&quot;:[{&quot;family&quot;:&quot;Parry&quot;,&quot;given&quot;:&quot;S.&quot;}],&quot;issued&quot;:{&quot;date-parts&quot;:[[&quot;2006&quot;,3,30]]}}}],&quot;schema&quot;:&quot;https://github.com/citation-style-language/schema/raw/master/csl-citation.json&quot;} RND2fP1SGh4p2"/><text:span text:style-name="T4">.</text:span></text:p>
      <text:p text:style-name="P2"/>
      <text:p text:style-name="Standard"><text:span text:style-name="T23">Thus </text:span><text:span text:style-name="T6">we have two reasons for concluding that we </text:span><text:span text:style-name="T11">might like</text:span><text:span text:style-name="T6"> something that binds HIV specifically. </text:span><text:span text:style-name="T11">But how can we be the most rational about the design? </text:span><text:span text:style-name="T17">The specificity of Env</text:span><text:span text:style-name="T11"> for the CCR5 coreceptor is the strongest phenotypic signature that has been associated with HIV-1 transmission to date </text:span><text:reference-mark-start text:name="ZOTERO_ITEM CSL_CITATION {&quot;citationID&quot;:&quot;y2t9iGxi&quot;,&quot;properties&quot;:{&quot;formattedCitation&quot;:&quot;(Pantophlet 2014)&quot;,&quot;plainCitation&quot;:&quot;(Pantophlet 2014)&quot;},&quot;citationItems&quot;:[{&quot;id&quot;:127,&quot;uris&quot;:[&quot;http://zotero.org/users/942714/items/RQDAI5UA&quot;],&quot;uri&quot;:[&quot;http://zotero.org/users/942714/items/RQDAI5UA&quot;],&quot;itemData&quot;:{&quot;id&quot;:127,&quot;type&quot;:&quot;book&quot;,&quot;title&quot;:&quot;HIV glycans in infection and immunity&quot;,&quot;publisher&quot;:&quot;Springer New York&quot;,&quot;publisher-place&quot;:&quot;New York, NY&quot;,&quot;source&quot;:&quot;CrossRef&quot;,&quot;event-place&quot;:&quot;New York, NY&quot;,&quot;URL&quot;:&quot;http://link.springer.com/10.1007/978-1-4614-8872-9&quot;,&quot;ISBN&quot;:&quot;978-1-4614-8871-2&quot;,&quot;language&quot;:&quot;en&quot;,&quot;editor&quot;:[{&quot;family&quot;:&quot;Pantophlet&quot;,&quot;given&quot;:&quot;Ralph&quot;}],&quot;issued&quot;:{&quot;date-parts&quot;:[[&quot;2014&quot;]]},&quot;accessed&quot;:{&quot;date-parts&quot;:[[&quot;2016&quot;,6,23]]}}}],&quot;schema&quot;:&quot;https://github.com/citation-style-language/schema/raw/master/csl-citation.json&quot;} RND4A7ohVzLN4"/><text:span text:style-name="T11">(Pantophlet 2014)</text:span><text:reference-mark-end text:name="ZOTERO_ITEM CSL_CITATION {&quot;citationID&quot;:&quot;y2t9iGxi&quot;,&quot;properties&quot;:{&quot;formattedCitation&quot;:&quot;(Pantophlet 2014)&quot;,&quot;plainCitation&quot;:&quot;(Pantophlet 2014)&quot;},&quot;citationItems&quot;:[{&quot;id&quot;:127,&quot;uris&quot;:[&quot;http://zotero.org/users/942714/items/RQDAI5UA&quot;],&quot;uri&quot;:[&quot;http://zotero.org/users/942714/items/RQDAI5UA&quot;],&quot;itemData&quot;:{&quot;id&quot;:127,&quot;type&quot;:&quot;book&quot;,&quot;title&quot;:&quot;HIV glycans in infection and immunity&quot;,&quot;publisher&quot;:&quot;Springer New York&quot;,&quot;publisher-place&quot;:&quot;New York, NY&quot;,&quot;source&quot;:&quot;CrossRef&quot;,&quot;event-place&quot;:&quot;New York, NY&quot;,&quot;URL&quot;:&quot;http://link.springer.com/10.1007/978-1-4614-8872-9&quot;,&quot;ISBN&quot;:&quot;978-1-4614-8871-2&quot;,&quot;language&quot;:&quot;en&quot;,&quot;editor&quot;:[{&quot;family&quot;:&quot;Pantophlet&quot;,&quot;given&quot;:&quot;Ralph&quot;}],&quot;issued&quot;:{&quot;date-parts&quot;:[[&quot;2014&quot;]]},&quot;accessed&quot;:{&quot;date-parts&quot;:[[&quot;2016&quot;,6,23]]}}}],&quot;schema&quot;:&quot;https://github.com/citation-style-language/schema/raw/master/csl-citation.json&quot;} RND4A7ohVzLN4"/><text:span text:style-name="T11">. </text:span><text:span text:style-name="T12">So we need to attach our </text:span><text:span text:style-name="T26">neutralizing</text:span><text:span text:style-name="T12"> protein to Env in such a way that CCR5 binding is likely to be inhibited. Besides CCR5 utilization, the strongest phenotypic properties of Env linked to sexual transmission are shorter hypervariable domains and fewer potential N-linked glycosylation sites </text:span><text:reference-mark-start text:name="ZOTERO_ITEM CSL_CITATION {&quot;citationID&quot;:&quot;yQQwnsMs&quot;,&quot;properties&quot;:{&quot;formattedCitation&quot;:&quot;(Pantophlet 2014)&quot;,&quot;plainCitation&quot;:&quot;(Pantophlet 2014)&quot;},&quot;citationItems&quot;:[{&quot;id&quot;:127,&quot;uris&quot;:[&quot;http://zotero.org/users/942714/items/RQDAI5UA&quot;],&quot;uri&quot;:[&quot;http://zotero.org/users/942714/items/RQDAI5UA&quot;],&quot;itemData&quot;:{&quot;id&quot;:127,&quot;type&quot;:&quot;book&quot;,&quot;title&quot;:&quot;HIV glycans in infection and immunity&quot;,&quot;publisher&quot;:&quot;Springer New York&quot;,&quot;publisher-place&quot;:&quot;New York, NY&quot;,&quot;source&quot;:&quot;CrossRef&quot;,&quot;event-place&quot;:&quot;New York, NY&quot;,&quot;URL&quot;:&quot;http://link.springer.com/10.1007/978-1-4614-8872-9&quot;,&quot;ISBN&quot;:&quot;978-1-4614-8871-2&quot;,&quot;language&quot;:&quot;en&quot;,&quot;editor&quot;:[{&quot;family&quot;:&quot;Pantophlet&quot;,&quot;given&quot;:&quot;Ralph&quot;}],&quot;issued&quot;:{&quot;date-parts&quot;:[[&quot;2014&quot;]]},&quot;accessed&quot;:{&quot;date-parts&quot;:[[&quot;2016&quot;,6,23]]}}}],&quot;schema&quot;:&quot;https://github.com/citation-style-language/schema/raw/master/csl-citation.json&quot;} RNDpfwqyxUrGC"/><text:span text:style-name="T12">(Pantophlet 2014)</text:span><text:reference-mark-end text:name="ZOTERO_ITEM CSL_CITATION {&quot;citationID&quot;:&quot;yQQwnsMs&quot;,&quot;properties&quot;:{&quot;formattedCitation&quot;:&quot;(Pantophlet 2014)&quot;,&quot;plainCitation&quot;:&quot;(Pantophlet 2014)&quot;},&quot;citationItems&quot;:[{&quot;id&quot;:127,&quot;uris&quot;:[&quot;http://zotero.org/users/942714/items/RQDAI5UA&quot;],&quot;uri&quot;:[&quot;http://zotero.org/users/942714/items/RQDAI5UA&quot;],&quot;itemData&quot;:{&quot;id&quot;:127,&quot;type&quot;:&quot;book&quot;,&quot;title&quot;:&quot;HIV glycans in infection and immunity&quot;,&quot;publisher&quot;:&quot;Springer New York&quot;,&quot;publisher-place&quot;:&quot;New York, NY&quot;,&quot;source&quot;:&quot;CrossRef&quot;,&quot;event-place&quot;:&quot;New York, NY&quot;,&quot;URL&quot;:&quot;http://link.springer.com/10.1007/978-1-4614-8872-9&quot;,&quot;ISBN&quot;:&quot;978-1-4614-8871-2&quot;,&quot;language&quot;:&quot;en&quot;,&quot;editor&quot;:[{&quot;family&quot;:&quot;Pantophlet&quot;,&quot;given&quot;:&quot;Ralph&quot;}],&quot;issued&quot;:{&quot;date-parts&quot;:[[&quot;2014&quot;]]},&quot;accessed&quot;:{&quot;date-parts&quot;:[[&quot;2016&quot;,6,23]]}}}],&quot;schema&quot;:&quot;https://github.com/citation-style-language/schema/raw/master/csl-citation.json&quot;} RNDpfwqyxUrGC"/><text:span text:style-name="T12">. This suggests that adding some N-linked glycosylation sites to our HIV binding molecule might be the right idea. We note that </text:span><text:span text:style-name="T17">with respect to</text:span><text:span text:style-name="T12"> macropinocytosi</text:span><text:span text:style-name="T17">s</text:span><text:span text:style-name="T12">, glycosylation may be similar enough to pegylation in </text:span><text:span text:style-name="T13">discouraging</text:span><text:span text:style-name="T12"> it, in that both pegylation and glycosylation result in a largely hydrophilic “cloud” </text:span><text:span text:style-name="T13">in the vicinity of </text:span><text:span text:style-name="T12">the </text:span><text:span text:style-name="T13">protein </text:span><text:span text:style-name="T12">molecule.</text:span></text:p>
      <text:p text:style-name="P3"/>
      <text:p text:style-name="Standard"><text:span text:style-name="T7">T</text:span><text:span text:style-name="T14">he </text:span><text:span text:style-name="T13">detailed </text:span><text:span text:style-name="T14">design strategy is actually not very different from the strategy </text:span><text:span text:style-name="T8">used for</text:span><text:span text:style-name="T14"> the recently described </text:span><text:span text:style-name="T20">computationally designed </text:span><text:span text:style-name="T14">influenza neutralizer </text:span><text:reference-mark-start text:name="ZOTERO_ITEM CSL_CITATION {&quot;citationID&quot;:&quot;RzEiuRfK&quot;,&quot;properties&quot;:{&quot;formattedCitation&quot;:&quot;(Koday et al. 2016)&quot;,&quot;plainCitation&quot;:&quot;(Koday et al. 2016)&quot;},&quot;citationItems&quot;:[{&quot;id&quot;:27,&quot;uris&quot;:[&quot;http://zotero.org/users/942714/items/4X8D8MZ6&quot;],&quot;uri&quot;:[&quot;http://zotero.org/users/942714/items/4X8D8MZ6&quot;],&quot;itemData&quot;:{&quot;id&quot;:27,&quot;type&quot;:&quot;article-journal&quot;,&quot;title&quot;:&quot;A Computationally Designed Hemagglutinin Stem-Binding Protein Provides In Vivo Protection from Influenza Independent of a Host Immune Response&quot;,&quot;container-title&quot;:&quot;PLoS Pathog&quot;,&quot;page&quot;:&quot;e1005409&quot;,&quot;volume&quot;:&quot;12&quot;,&quot;issue&quot;:&quot;2&quot;,&quot;source&quot;:&quot;Google Scholar&quot;,&quot;author&quot;:[{&quot;family&quot;:&quot;Koday&quot;,&quot;given&quot;:&quot;Merika Treants&quot;},{&quot;family&quot;:&quot;Nelson&quot;,&quot;given&quot;:&quot;Jorgen&quot;},{&quot;family&quot;:&quot;Chevalier&quot;,&quot;given&quot;:&quot;Aaron&quot;},{&quot;family&quot;:&quot;Koday&quot;,&quot;given&quot;:&quot;Michael&quot;},{&quot;family&quot;:&quot;Kalinoski&quot;,&quot;given&quot;:&quot;Hannah&quot;},{&quot;family&quot;:&quot;Stewart&quot;,&quot;given&quot;:&quot;Lance&quot;},{&quot;family&quot;:&quot;Carter&quot;,&quot;given&quot;:&quot;Lauren&quot;},{&quot;family&quot;:&quot;Nieusma&quot;,&quot;given&quot;:&quot;Travis&quot;},{&quot;family&quot;:&quot;Lee&quot;,&quot;given&quot;:&quot;Peter S.&quot;},{&quot;family&quot;:&quot;Ward&quot;,&quot;given&quot;:&quot;Andrew B.&quot;},{&quot;literal&quot;:&quot;others&quot;}],&quot;issued&quot;:{&quot;date-parts&quot;:[[&quot;2016&quot;]]}}}],&quot;schema&quot;:&quot;https://github.com/citation-style-language/schema/raw/master/csl-citation.json&quot;} RNDNCg9Xcl3b1"/><text:span text:style-name="T14">(Koday et al. 2016)</text:span><text:reference-mark-end text:name="ZOTERO_ITEM CSL_CITATION {&quot;citationID&quot;:&quot;RzEiuRfK&quot;,&quot;properties&quot;:{&quot;formattedCitation&quot;:&quot;(Koday et al. 2016)&quot;,&quot;plainCitation&quot;:&quot;(Koday et al. 2016)&quot;},&quot;citationItems&quot;:[{&quot;id&quot;:27,&quot;uris&quot;:[&quot;http://zotero.org/users/942714/items/4X8D8MZ6&quot;],&quot;uri&quot;:[&quot;http://zotero.org/users/942714/items/4X8D8MZ6&quot;],&quot;itemData&quot;:{&quot;id&quot;:27,&quot;type&quot;:&quot;article-journal&quot;,&quot;title&quot;:&quot;A Computationally Designed Hemagglutinin Stem-Binding Protein Provides In Vivo Protection from Influenza Independent of a Host Immune Response&quot;,&quot;container-title&quot;:&quot;PLoS Pathog&quot;,&quot;page&quot;:&quot;e1005409&quot;,&quot;volume&quot;:&quot;12&quot;,&quot;issue&quot;:&quot;2&quot;,&quot;source&quot;:&quot;Google Scholar&quot;,&quot;author&quot;:[{&quot;family&quot;:&quot;Koday&quot;,&quot;given&quot;:&quot;Merika Treants&quot;},{&quot;family&quot;:&quot;Nelson&quot;,&quot;given&quot;:&quot;Jorgen&quot;},{&quot;family&quot;:&quot;Chevalier&quot;,&quot;given&quot;:&quot;Aaron&quot;},{&quot;family&quot;:&quot;Koday&quot;,&quot;given&quot;:&quot;Michael&quot;},{&quot;family&quot;:&quot;Kalinoski&quot;,&quot;given&quot;:&quot;Hannah&quot;},{&quot;family&quot;:&quot;Stewart&quot;,&quot;given&quot;:&quot;Lance&quot;},{&quot;family&quot;:&quot;Carter&quot;,&quot;given&quot;:&quot;Lauren&quot;},{&quot;family&quot;:&quot;Nieusma&quot;,&quot;given&quot;:&quot;Travis&quot;},{&quot;family&quot;:&quot;Lee&quot;,&quot;given&quot;:&quot;Peter S.&quot;},{&quot;family&quot;:&quot;Ward&quot;,&quot;given&quot;:&quot;Andrew B.&quot;},{&quot;literal&quot;:&quot;others&quot;}],&quot;issued&quot;:{&quot;date-parts&quot;:[[&quot;2016&quot;]]}}}],&quot;schema&quot;:&quot;https://github.com/citation-style-language/schema/raw/master/csl-citation.json&quot;} RNDNCg9Xcl3b1"/><text:span text:style-name="T14">. Find an accessible and conserved protein patch on HIV’</text:span><text:span text:style-name="T13">s Env protein</text:span><text:span text:style-name="T14"> and design a binding molecule </text:span><text:span text:style-name="T8">to match</text:span><text:span text:style-name="T14">. Such a protein patch </text:span><text:span text:style-name="T18">may exist</text:span><text:span text:style-name="T14"> in the form of the so-called </text:span><text:span text:style-name="T9">HIV </text:span><text:span text:style-name="T14">fusion peptid</text:span><text:span text:style-name="T18">e </text:span><text:reference-mark-start text:name="ZOTERO_ITEM CSL_CITATION {&quot;citationID&quot;:&quot;Ncststjw&quot;,&quot;properties&quot;:{&quot;formattedCitation&quot;:&quot;(Kong et al. 2016)&quot;,&quot;plainCitation&quot;:&quot;(Kong et al. 2016)&quot;},&quot;citationItems&quot;:[{&quot;id&quot;:336,&quot;uris&quot;:[&quot;http://zotero.org/users/942714/items/3673X8X9&quot;],&quot;uri&quot;:[&quot;http://zotero.org/users/942714/items/3673X8X9&quot;],&quot;itemData&quot;:{&quot;id&quot;:336,&quot;type&quot;:&quot;article-journal&quot;,&quot;title&quot;:&quot;Fusion peptide of HIV-1 as a site of vulnerability to neutralizing antibody&quot;,&quot;container-title&quot;:&quot;Science&quot;,&quot;page&quot;:&quot;828-833&quot;,&quot;volume&quot;:&quot;352&quot;,&quot;issue&quot;:&quot;6287&quot;,&quot;source&quot;:&quot;science.sciencemag.org&quot;,&quot;abstract&quot;:&quot;An antibody to block viral fusion\nA small fraction of HIV-1–infected individuals develop broad and potent antibodies that bind the HIV-1 envelope protein (Env). These antibodies recognize a limited set of conserved epitopes on Env, such as Env's host receptor-binding site. Kong et al. now report a neutralizing antibody isolated from an HIV-1–infected individual that binds to the fusion peptide of Env. This is unexpected because viruses often try to mask such key components of their cell entry machinery from antibody attack. Crystal structures of the antibody bound to the fusion peptide and to Env itself define the epitope, provide insight into the specific mechanism of antibody binding, and may inform HIV-1 vaccine design.\nScience, this issue p. 828\nThe HIV-1 fusion peptide, comprising 15 to 20 hydrophobic residues at the N terminus of the Env-gp41 subunit, is a critical component of the virus-cell entry machinery. Here, we report the identification of a neutralizing antibody, N123-VRC34.01, which targets the fusion peptide and blocks viral entry by inhibiting conformational changes in gp120 and gp41 subunits of Env required for entry. Crystal structures of N123-VRC34.01 liganded to the fusion peptide, and to the full Env trimer, revealed an epitope consisting of the N-terminal eight residues of the gp41 fusion peptide and glycan N88 of gp120, and molecular dynamics showed that the N-terminal portion of the fusion peptide can be solvent-exposed. These results reveal the fusion peptide to be a neutralizing antibody epitope and thus a target for vaccine design.\nA neutralizing antibody against HIV-1 unexpectedly targets a key component of the virus’ cell entry machinery.\nA neutralizing antibody against HIV-1 unexpectedly targets a key component of the virus’ cell entry machinery.&quot;,&quot;DOI&quot;:&quot;10.1126/science.aae0474&quot;,&quot;ISSN&quot;:&quot;0036-8075, 1095-9203&quot;,&quot;note&quot;:&quot;PMID: 27174988&quot;,&quot;language&quot;:&quot;en&quot;,&quot;author&quot;:[{&quot;family&quot;:&quot;Kong&quot;,&quot;given&quot;:&quot;Rui&quot;},{&quot;family&quot;:&quot;Xu&quot;,&quot;given&quot;:&quot;Kai&quot;},{&quot;family&quot;:&quot;Zhou&quot;,&quot;given&quot;:&quot;Tongqing&quot;},{&quot;family&quot;:&quot;Acharya&quot;,&quot;given&quot;:&quot;Priyamvada&quot;},{&quot;family&quot;:&quot;Lemmin&quot;,&quot;given&quot;:&quot;Thomas&quot;},{&quot;family&quot;:&quot;Liu&quot;,&quot;given&quot;:&quot;Kevin&quot;},{&quot;family&quot;:&quot;Ozorowski&quot;,&quot;given&quot;:&quot;Gabriel&quot;},{&quot;family&quot;:&quot;Soto&quot;,&quot;given&quot;:&quot;Cinque&quot;},{&quot;family&quot;:&quot;Taft&quot;,&quot;given&quot;:&quot;Justin D.&quot;},{&quot;family&quot;:&quot;Bailer&quot;,&quot;given&quot;:&quot;Robert T.&quot;},{&quot;family&quot;:&quot;Cale&quot;,&quot;given&quot;:&quot;Evan M.&quot;},{&quot;family&quot;:&quot;Chen&quot;,&quot;given&quot;:&quot;Lei&quot;},{&quot;family&quot;:&quot;Choi&quot;,&quot;given&quot;:&quot;Chang W.&quot;},{&quot;family&quot;:&quot;Chuang&quot;,&quot;given&quot;:&quot;Gwo-Yu&quot;},{&quot;family&quot;:&quot;Doria-Rose&quot;,&quot;given&quot;:&quot;Nicole A.&quot;},{&quot;family&quot;:&quot;Druz&quot;,&quot;given&quot;:&quot;Aliaksandr&quot;},{&quot;family&quot;:&quot;Georgiev&quot;,&quot;given&quot;:&quot;Ivelin S.&quot;},{&quot;family&quot;:&quot;Gorman&quot;,&quot;given&quot;:&quot;Jason&quot;},{&quot;family&quot;:&quot;Huang&quot;,&quot;given&quot;:&quot;Jinghe&quot;},{&quot;family&quot;:&quot;Joyce&quot;,&quot;given&quot;:&quot;M. Gordon&quot;},{&quot;family&quot;:&quot;Louder&quot;,&quot;given&quot;:&quot;Mark K.&quot;},{&quot;family&quot;:&quot;Ma&quot;,&quot;given&quot;:&quot;Xiaochu&quot;},{&quot;family&quot;:&quot;McKee&quot;,&quot;given&quot;:&quot;Krisha&quot;},{&quot;family&quot;:&quot;O’Dell&quot;,&quot;given&quot;:&quot;Sijy&quot;},{&quot;family&quot;:&quot;Pancera&quot;,&quot;given&quot;:&quot;Marie&quot;},{&quot;family&quot;:&quot;Yang&quot;,&quot;given&quot;:&quot;Yongping&quot;},{&quot;family&quot;:&quot;Blanchard&quot;,&quot;given&quot;:&quot;Scott C.&quot;},{&quot;family&quot;:&quot;Mothes&quot;,&quot;given&quot;:&quot;Walther&quot;},{&quot;family&quot;:&quot;Burton&quot;,&quot;given&quot;:&quot;Dennis R.&quot;},{&quot;family&quot;:&quot;Koff&quot;,&quot;given&quot;:&quot;Wayne C.&quot;},{&quot;family&quot;:&quot;Connors&quot;,&quot;given&quot;:&quot;Mark&quot;},{&quot;family&quot;:&quot;Ward&quot;,&quot;given&quot;:&quot;Andrew B.&quot;},{&quot;family&quot;:&quot;Kwong&quot;,&quot;given&quot;:&quot;Peter D.&quot;},{&quot;family&quot;:&quot;Mascola&quot;,&quot;given&quot;:&quot;John R.&quot;}],&quot;issued&quot;:{&quot;date-parts&quot;:[[&quot;2016&quot;,5,13]]},&quot;PMID&quot;:&quot;27174988&quot;}}],&quot;schema&quot;:&quot;https://github.com/citation-style-language/schema/raw/master/csl-citation.json&quot;} RNDxiCvzVLJxr"/><text:span text:style-name="T2">(Kong et al. 2016)</text:span><text:reference-mark-end text:name="ZOTERO_ITEM CSL_CITATION {&quot;citationID&quot;:&quot;Ncststjw&quot;,&quot;properties&quot;:{&quot;formattedCitation&quot;:&quot;(Kong et al. 2016)&quot;,&quot;plainCitation&quot;:&quot;(Kong et al. 2016)&quot;},&quot;citationItems&quot;:[{&quot;id&quot;:336,&quot;uris&quot;:[&quot;http://zotero.org/users/942714/items/3673X8X9&quot;],&quot;uri&quot;:[&quot;http://zotero.org/users/942714/items/3673X8X9&quot;],&quot;itemData&quot;:{&quot;id&quot;:336,&quot;type&quot;:&quot;article-journal&quot;,&quot;title&quot;:&quot;Fusion peptide of HIV-1 as a site of vulnerability to neutralizing antibody&quot;,&quot;container-title&quot;:&quot;Science&quot;,&quot;page&quot;:&quot;828-833&quot;,&quot;volume&quot;:&quot;352&quot;,&quot;issue&quot;:&quot;6287&quot;,&quot;source&quot;:&quot;science.sciencemag.org&quot;,&quot;abstract&quot;:&quot;An antibody to block viral fusion\nA small fraction of HIV-1–infected individuals develop broad and potent antibodies that bind the HIV-1 envelope protein (Env). These antibodies recognize a limited set of conserved epitopes on Env, such as Env's host receptor-binding site. Kong et al. now report a neutralizing antibody isolated from an HIV-1–infected individual that binds to the fusion peptide of Env. This is unexpected because viruses often try to mask such key components of their cell entry machinery from antibody attack. Crystal structures of the antibody bound to the fusion peptide and to Env itself define the epitope, provide insight into the specific mechanism of antibody binding, and may inform HIV-1 vaccine design.\nScience, this issue p. 828\nThe HIV-1 fusion peptide, comprising 15 to 20 hydrophobic residues at the N terminus of the Env-gp41 subunit, is a critical component of the virus-cell entry machinery. Here, we report the identification of a neutralizing antibody, N123-VRC34.01, which targets the fusion peptide and blocks viral entry by inhibiting conformational changes in gp120 and gp41 subunits of Env required for entry. Crystal structures of N123-VRC34.01 liganded to the fusion peptide, and to the full Env trimer, revealed an epitope consisting of the N-terminal eight residues of the gp41 fusion peptide and glycan N88 of gp120, and molecular dynamics showed that the N-terminal portion of the fusion peptide can be solvent-exposed. These results reveal the fusion peptide to be a neutralizing antibody epitope and thus a target for vaccine design.\nA neutralizing antibody against HIV-1 unexpectedly targets a key component of the virus’ cell entry machinery.\nA neutralizing antibody against HIV-1 unexpectedly targets a key component of the virus’ cell entry machinery.&quot;,&quot;DOI&quot;:&quot;10.1126/science.aae0474&quot;,&quot;ISSN&quot;:&quot;0036-8075, 1095-9203&quot;,&quot;note&quot;:&quot;PMID: 27174988&quot;,&quot;language&quot;:&quot;en&quot;,&quot;author&quot;:[{&quot;family&quot;:&quot;Kong&quot;,&quot;given&quot;:&quot;Rui&quot;},{&quot;family&quot;:&quot;Xu&quot;,&quot;given&quot;:&quot;Kai&quot;},{&quot;family&quot;:&quot;Zhou&quot;,&quot;given&quot;:&quot;Tongqing&quot;},{&quot;family&quot;:&quot;Acharya&quot;,&quot;given&quot;:&quot;Priyamvada&quot;},{&quot;family&quot;:&quot;Lemmin&quot;,&quot;given&quot;:&quot;Thomas&quot;},{&quot;family&quot;:&quot;Liu&quot;,&quot;given&quot;:&quot;Kevin&quot;},{&quot;family&quot;:&quot;Ozorowski&quot;,&quot;given&quot;:&quot;Gabriel&quot;},{&quot;family&quot;:&quot;Soto&quot;,&quot;given&quot;:&quot;Cinque&quot;},{&quot;family&quot;:&quot;Taft&quot;,&quot;given&quot;:&quot;Justin D.&quot;},{&quot;family&quot;:&quot;Bailer&quot;,&quot;given&quot;:&quot;Robert T.&quot;},{&quot;family&quot;:&quot;Cale&quot;,&quot;given&quot;:&quot;Evan M.&quot;},{&quot;family&quot;:&quot;Chen&quot;,&quot;given&quot;:&quot;Lei&quot;},{&quot;family&quot;:&quot;Choi&quot;,&quot;given&quot;:&quot;Chang W.&quot;},{&quot;family&quot;:&quot;Chuang&quot;,&quot;given&quot;:&quot;Gwo-Yu&quot;},{&quot;family&quot;:&quot;Doria-Rose&quot;,&quot;given&quot;:&quot;Nicole A.&quot;},{&quot;family&quot;:&quot;Druz&quot;,&quot;given&quot;:&quot;Aliaksandr&quot;},{&quot;family&quot;:&quot;Georgiev&quot;,&quot;given&quot;:&quot;Ivelin S.&quot;},{&quot;family&quot;:&quot;Gorman&quot;,&quot;given&quot;:&quot;Jason&quot;},{&quot;family&quot;:&quot;Huang&quot;,&quot;given&quot;:&quot;Jinghe&quot;},{&quot;family&quot;:&quot;Joyce&quot;,&quot;given&quot;:&quot;M. Gordon&quot;},{&quot;family&quot;:&quot;Louder&quot;,&quot;given&quot;:&quot;Mark K.&quot;},{&quot;family&quot;:&quot;Ma&quot;,&quot;given&quot;:&quot;Xiaochu&quot;},{&quot;family&quot;:&quot;McKee&quot;,&quot;given&quot;:&quot;Krisha&quot;},{&quot;family&quot;:&quot;O’Dell&quot;,&quot;given&quot;:&quot;Sijy&quot;},{&quot;family&quot;:&quot;Pancera&quot;,&quot;given&quot;:&quot;Marie&quot;},{&quot;family&quot;:&quot;Yang&quot;,&quot;given&quot;:&quot;Yongping&quot;},{&quot;family&quot;:&quot;Blanchard&quot;,&quot;given&quot;:&quot;Scott C.&quot;},{&quot;family&quot;:&quot;Mothes&quot;,&quot;given&quot;:&quot;Walther&quot;},{&quot;family&quot;:&quot;Burton&quot;,&quot;given&quot;:&quot;Dennis R.&quot;},{&quot;family&quot;:&quot;Koff&quot;,&quot;given&quot;:&quot;Wayne C.&quot;},{&quot;family&quot;:&quot;Connors&quot;,&quot;given&quot;:&quot;Mark&quot;},{&quot;family&quot;:&quot;Ward&quot;,&quot;given&quot;:&quot;Andrew B.&quot;},{&quot;family&quot;:&quot;Kwong&quot;,&quot;given&quot;:&quot;Peter D.&quot;},{&quot;family&quot;:&quot;Mascola&quot;,&quot;given&quot;:&quot;John R.&quot;}],&quot;issued&quot;:{&quot;date-parts&quot;:[[&quot;2016&quot;,5,13]]},&quot;PMID&quot;:&quot;27174988&quot;}}],&quot;schema&quot;:&quot;https://github.com/citation-style-language/schema/raw/master/csl-citation.json&quot;} RNDxiCvzVLJxr"/><text:span text:style-name="T14">. I realize that </text:span><text:span text:style-name="T19">a glycosylated protein</text:span><text:span text:style-name="T14"> pushes the boundaries of what’s been done so far in computationa</text:span><text:span text:style-name="T19">l protein design</text:span><text:span text:style-name="T14">, but it may not be such a huge leap. </text:span><text:span text:style-name="T26">W</text:span><text:span text:style-name="T14">e need a very </text:span><text:soft-page-break/><text:span text:style-name="T14">stable platform on which to build the binding site so that the presence or </text:span><text:span text:style-name="T8">absence</text:span><text:span text:style-name="T14"> of </text:span><text:span text:style-name="T15">designed-in </text:span><text:span text:style-name="T14">glycosylation will not significantly impact the binding. </text:span><text:span text:style-name="T23">Then</text:span><text:span text:style-name="T8">, the design may proceed in a similar fashion to what </text:span><text:span text:style-name="T19">has been</text:span><text:span text:style-name="T8"> done previously. Constraining the space of design candidates to include </text:span><text:span text:style-name="T15">potential </text:span><text:span text:style-name="T8">N-</text:span><text:span text:style-name="T22">linked </text:span><text:span text:style-name="T8">glycosylation </text:span><text:span text:style-name="T15">sites </text:span><text:span text:style-name="T8">positioned on the protein surface away from the binding site should not be a huge deal. </text:span><text:span text:style-name="T26">Other than that we may need to pay attention to pH as the target environment may be acidic.</text:span></text:p>
      <text:p text:style-name="P5"/>
      <text:p text:style-name="Standard"><text:span text:style-name="T8">To </text:span><text:span text:style-name="T9">select the best binding site design</text:span><text:span text:style-name="T8"> I really like the yeast display method </text:span><text:span text:style-name="T9">used previously </text:span><text:reference-mark-start text:name="ZOTERO_ITEM CSL_CITATION {&quot;citationID&quot;:&quot;eZve2G9A&quot;,&quot;properties&quot;:{&quot;formattedCitation&quot;:&quot;(Koday et al. 2016)&quot;,&quot;plainCitation&quot;:&quot;(Koday et al. 2016)&quot;},&quot;citationItems&quot;:[{&quot;id&quot;:27,&quot;uris&quot;:[&quot;http://zotero.org/users/942714/items/4X8D8MZ6&quot;],&quot;uri&quot;:[&quot;http://zotero.org/users/942714/items/4X8D8MZ6&quot;],&quot;itemData&quot;:{&quot;id&quot;:27,&quot;type&quot;:&quot;article-journal&quot;,&quot;title&quot;:&quot;A Computationally Designed Hemagglutinin Stem-Binding Protein Provides In Vivo Protection from Influenza Independent of a Host Immune Response&quot;,&quot;container-title&quot;:&quot;PLoS Pathog&quot;,&quot;page&quot;:&quot;e1005409&quot;,&quot;volume&quot;:&quot;12&quot;,&quot;issue&quot;:&quot;2&quot;,&quot;source&quot;:&quot;Google Scholar&quot;,&quot;author&quot;:[{&quot;family&quot;:&quot;Koday&quot;,&quot;given&quot;:&quot;Merika Treants&quot;},{&quot;family&quot;:&quot;Nelson&quot;,&quot;given&quot;:&quot;Jorgen&quot;},{&quot;family&quot;:&quot;Chevalier&quot;,&quot;given&quot;:&quot;Aaron&quot;},{&quot;family&quot;:&quot;Koday&quot;,&quot;given&quot;:&quot;Michael&quot;},{&quot;family&quot;:&quot;Kalinoski&quot;,&quot;given&quot;:&quot;Hannah&quot;},{&quot;family&quot;:&quot;Stewart&quot;,&quot;given&quot;:&quot;Lance&quot;},{&quot;family&quot;:&quot;Carter&quot;,&quot;given&quot;:&quot;Lauren&quot;},{&quot;family&quot;:&quot;Nieusma&quot;,&quot;given&quot;:&quot;Travis&quot;},{&quot;family&quot;:&quot;Lee&quot;,&quot;given&quot;:&quot;Peter S.&quot;},{&quot;family&quot;:&quot;Ward&quot;,&quot;given&quot;:&quot;Andrew B.&quot;},{&quot;literal&quot;:&quot;others&quot;}],&quot;issued&quot;:{&quot;date-parts&quot;:[[&quot;2016&quot;]]}}}],&quot;schema&quot;:&quot;https://github.com/citation-style-language/schema/raw/master/csl-citation.json&quot;} RNDeQdtNfMVhs"/><text:span text:style-name="T2">(Koday et al. 2016)</text:span><text:reference-mark-end text:name="ZOTERO_ITEM CSL_CITATION {&quot;citationID&quot;:&quot;eZve2G9A&quot;,&quot;properties&quot;:{&quot;formattedCitation&quot;:&quot;(Koday et al. 2016)&quot;,&quot;plainCitation&quot;:&quot;(Koday et al. 2016)&quot;},&quot;citationItems&quot;:[{&quot;id&quot;:27,&quot;uris&quot;:[&quot;http://zotero.org/users/942714/items/4X8D8MZ6&quot;],&quot;uri&quot;:[&quot;http://zotero.org/users/942714/items/4X8D8MZ6&quot;],&quot;itemData&quot;:{&quot;id&quot;:27,&quot;type&quot;:&quot;article-journal&quot;,&quot;title&quot;:&quot;A Computationally Designed Hemagglutinin Stem-Binding Protein Provides In Vivo Protection from Influenza Independent of a Host Immune Response&quot;,&quot;container-title&quot;:&quot;PLoS Pathog&quot;,&quot;page&quot;:&quot;e1005409&quot;,&quot;volume&quot;:&quot;12&quot;,&quot;issue&quot;:&quot;2&quot;,&quot;source&quot;:&quot;Google Scholar&quot;,&quot;author&quot;:[{&quot;family&quot;:&quot;Koday&quot;,&quot;given&quot;:&quot;Merika Treants&quot;},{&quot;family&quot;:&quot;Nelson&quot;,&quot;given&quot;:&quot;Jorgen&quot;},{&quot;family&quot;:&quot;Chevalier&quot;,&quot;given&quot;:&quot;Aaron&quot;},{&quot;family&quot;:&quot;Koday&quot;,&quot;given&quot;:&quot;Michael&quot;},{&quot;family&quot;:&quot;Kalinoski&quot;,&quot;given&quot;:&quot;Hannah&quot;},{&quot;family&quot;:&quot;Stewart&quot;,&quot;given&quot;:&quot;Lance&quot;},{&quot;family&quot;:&quot;Carter&quot;,&quot;given&quot;:&quot;Lauren&quot;},{&quot;family&quot;:&quot;Nieusma&quot;,&quot;given&quot;:&quot;Travis&quot;},{&quot;family&quot;:&quot;Lee&quot;,&quot;given&quot;:&quot;Peter S.&quot;},{&quot;family&quot;:&quot;Ward&quot;,&quot;given&quot;:&quot;Andrew B.&quot;},{&quot;literal&quot;:&quot;others&quot;}],&quot;issued&quot;:{&quot;date-parts&quot;:[[&quot;2016&quot;]]}}}],&quot;schema&quot;:&quot;https://github.com/citation-style-language/schema/raw/master/csl-citation.json&quot;} RNDeQdtNfMVhs"/><text:span text:style-name="T8">. The </text:span><text:span text:style-name="T9">final version of the </text:span><text:span text:style-name="T22">glycosylated </text:span><text:span text:style-name="T20">HIV </text:span><text:span text:style-name="T9">neutralization</text:span><text:span text:style-name="T8"> protein can also be produced in yeast. Since we are working on a microbicide and not a treatment, the simple glycosylation that yeast can do by default </text:span><text:span text:style-name="T27">may</text:span><text:span text:style-name="T8"> be sufficient, </text:span><text:span text:style-name="T27">however it may be wise to consider humanized glycosylation </text:span><text:reference-mark-start text:name="ZOTERO_ITEM CSL_CITATION {&quot;citationID&quot;:&quot;pJkI7aZV&quot;,&quot;properties&quot;:{&quot;formattedCitation&quot;:&quot;(Laurent et al. 2016)&quot;,&quot;plainCitation&quot;:&quot;(Laurent et al. 2016)&quot;},&quot;citationItems&quot;:[{&quot;id&quot;:342,&quot;uris&quot;:[&quot;http://zotero.org/users/942714/items/ZEN8EV4G&quot;],&quot;uri&quot;:[&quot;http://zotero.org/users/942714/items/ZEN8EV4G&quot;],&quot;itemData&quot;:{&quot;id&quot;:342,&quot;type&quot;:&quot;article-journal&quot;,&quot;title&quot;:&quot;Efforts to make and apply humanized yeast&quot;,&quot;container-title&quot;:&quot;Briefings in Functional Genomics&quot;,&quot;page&quot;:&quot;155-163&quot;,&quot;volume&quot;:&quot;15&quot;,&quot;issue&quot;:&quot;2&quot;,&quot;source&quot;:&quot;bfg.oxfordjournals.org&quot;,&quot;abstract&quot;:&quot;Despite a billion years of divergent evolution, the baker’s yeast Saccharomyces cerevisiae has long proven to be an invaluable model organism for studying human biology. Given its tractability and ease of genetic manipulation, along with extensive genetic conservation with humans, it is perhaps no surprise that researchers have been able to expand its utility by expressing human proteins in yeast, or by humanizing specific yeast amino acids, proteins or even entire pathways. These methods are increasingly being scaled in throughput, further enabling the detailed investigation of human biology and disease-specific variations of human genes in a simplified model organism.&quot;,&quot;DOI&quot;:&quot;10.1093/bfgp/elv041&quot;,&quot;ISSN&quot;:&quot;2041-2649, 2041-2657&quot;,&quot;note&quot;:&quot;PMID: 26462863&quot;,&quot;journalAbbreviation&quot;:&quot;Briefings in Functional Genomics&quot;,&quot;language&quot;:&quot;en&quot;,&quot;author&quot;:[{&quot;family&quot;:&quot;Laurent&quot;,&quot;given&quot;:&quot;Jon M.&quot;},{&quot;family&quot;:&quot;Young&quot;,&quot;given&quot;:&quot;Jonathan H.&quot;},{&quot;family&quot;:&quot;Kachroo&quot;,&quot;given&quot;:&quot;Aashiq H.&quot;},{&quot;family&quot;:&quot;Marcotte&quot;,&quot;given&quot;:&quot;Edward M.&quot;}],&quot;issued&quot;:{&quot;date-parts&quot;:[[&quot;2016&quot;,3,1]]},&quot;PMID&quot;:&quot;26462863&quot;}}],&quot;schema&quot;:&quot;https://github.com/citation-style-language/schema/raw/master/csl-citation.json&quot;} RNDjRfDiYekDm"/><text:span text:style-name="T27">(Laurent et al. 2016)</text:span><text:reference-mark-end text:name="ZOTERO_ITEM CSL_CITATION {&quot;citationID&quot;:&quot;pJkI7aZV&quot;,&quot;properties&quot;:{&quot;formattedCitation&quot;:&quot;(Laurent et al. 2016)&quot;,&quot;plainCitation&quot;:&quot;(Laurent et al. 2016)&quot;},&quot;citationItems&quot;:[{&quot;id&quot;:342,&quot;uris&quot;:[&quot;http://zotero.org/users/942714/items/ZEN8EV4G&quot;],&quot;uri&quot;:[&quot;http://zotero.org/users/942714/items/ZEN8EV4G&quot;],&quot;itemData&quot;:{&quot;id&quot;:342,&quot;type&quot;:&quot;article-journal&quot;,&quot;title&quot;:&quot;Efforts to make and apply humanized yeast&quot;,&quot;container-title&quot;:&quot;Briefings in Functional Genomics&quot;,&quot;page&quot;:&quot;155-163&quot;,&quot;volume&quot;:&quot;15&quot;,&quot;issue&quot;:&quot;2&quot;,&quot;source&quot;:&quot;bfg.oxfordjournals.org&quot;,&quot;abstract&quot;:&quot;Despite a billion years of divergent evolution, the baker’s yeast Saccharomyces cerevisiae has long proven to be an invaluable model organism for studying human biology. Given its tractability and ease of genetic manipulation, along with extensive genetic conservation with humans, it is perhaps no surprise that researchers have been able to expand its utility by expressing human proteins in yeast, or by humanizing specific yeast amino acids, proteins or even entire pathways. These methods are increasingly being scaled in throughput, further enabling the detailed investigation of human biology and disease-specific variations of human genes in a simplified model organism.&quot;,&quot;DOI&quot;:&quot;10.1093/bfgp/elv041&quot;,&quot;ISSN&quot;:&quot;2041-2649, 2041-2657&quot;,&quot;note&quot;:&quot;PMID: 26462863&quot;,&quot;journalAbbreviation&quot;:&quot;Briefings in Functional Genomics&quot;,&quot;language&quot;:&quot;en&quot;,&quot;author&quot;:[{&quot;family&quot;:&quot;Laurent&quot;,&quot;given&quot;:&quot;Jon M.&quot;},{&quot;family&quot;:&quot;Young&quot;,&quot;given&quot;:&quot;Jonathan H.&quot;},{&quot;family&quot;:&quot;Kachroo&quot;,&quot;given&quot;:&quot;Aashiq H.&quot;},{&quot;family&quot;:&quot;Marcotte&quot;,&quot;given&quot;:&quot;Edward M.&quot;}],&quot;issued&quot;:{&quot;date-parts&quot;:[[&quot;2016&quot;,3,1]]},&quot;PMID&quot;:&quot;26462863&quot;}}],&quot;schema&quot;:&quot;https://github.com/citation-style-language/schema/raw/master/csl-citation.json&quot;} RNDjRfDiYekDm"/><text:span text:style-name="T27"> from the beginning</text:span><text:span text:style-name="T8">. </text:span><text:span text:style-name="T7">F</text:span><text:span text:style-name="T8">or preliminary testing with HIV, assays using MT-4 cells may be used </text:span><text:reference-mark-start text:name="ZOTERO_ITEM CSL_CITATION {&quot;citationID&quot;:&quot;uF0vYqTs&quot;,&quot;properties&quot;:{&quot;formattedCitation&quot;:&quot;(Emau et al. 2007)&quot;,&quot;plainCitation&quot;:&quot;(Emau et al. 2007)&quot;},&quot;citationItems&quot;:[{&quot;id&quot;:11,&quot;uris&quot;:[&quot;http://zotero.org/users/942714/items/2ZZ8C6NE&quot;],&quot;uri&quot;:[&quot;http://zotero.org/users/942714/items/2ZZ8C6NE&quot;],&quot;itemData&quot;:{&quot;id&quot;:11,&quot;type&quot;:&quot;article-journal&quot;,&quot;title&quot;:&quot;Griffithsin, a potent HIV entry inhibitor, is an excellent candidate for anti-HIV microbicide&quot;,&quot;container-title&quot;:&quot;Journal of Medical Primatology&quot;,&quot;page&quot;:&quot;244-253&quot;,&quot;volume&quot;:&quot;36&quot;,&quot;issue&quot;:&quot;4-5&quot;,&quot;source&quot;:&quot;CrossRef&quot;,&quot;DOI&quot;:&quot;10.1111/j.1600-0684.2007.00242.x&quot;,&quot;ISSN&quot;:&quot;0047-2565, 1600-0684&quot;,&quot;language&quot;:&quot;en&quot;,&quot;author&quot;:[{&quot;family&quot;:&quot;Emau&quot;,&quot;given&quot;:&quot;P.&quot;},{&quot;family&quot;:&quot;Tian&quot;,&quot;given&quot;:&quot;B.&quot;},{&quot;family&quot;:&quot;O?keefe&quot;,&quot;given&quot;:&quot;B.R.&quot;},{&quot;family&quot;:&quot;Mori&quot;,&quot;given&quot;:&quot;T.&quot;},{&quot;family&quot;:&quot;McMahon&quot;,&quot;given&quot;:&quot;J.B.&quot;},{&quot;family&quot;:&quot;Palmer&quot;,&quot;given&quot;:&quot;K.E.&quot;},{&quot;family&quot;:&quot;Jiang&quot;,&quot;given&quot;:&quot;Y.&quot;},{&quot;family&quot;:&quot;Bekele&quot;,&quot;given&quot;:&quot;G.&quot;},{&quot;family&quot;:&quot;Tsai&quot;,&quot;given&quot;:&quot;C.C.&quot;}],&quot;issued&quot;:{&quot;date-parts&quot;:[[&quot;2007&quot;,8]]}}}],&quot;schema&quot;:&quot;https://github.com/citation-style-language/schema/raw/master/csl-citation.json&quot;} RNDOQql9IB14S"/><text:span text:style-name="T8">(Emau et al. 2007)</text:span><text:reference-mark-end text:name="ZOTERO_ITEM CSL_CITATION {&quot;citationID&quot;:&quot;uF0vYqTs&quot;,&quot;properties&quot;:{&quot;formattedCitation&quot;:&quot;(Emau et al. 2007)&quot;,&quot;plainCitation&quot;:&quot;(Emau et al. 2007)&quot;},&quot;citationItems&quot;:[{&quot;id&quot;:11,&quot;uris&quot;:[&quot;http://zotero.org/users/942714/items/2ZZ8C6NE&quot;],&quot;uri&quot;:[&quot;http://zotero.org/users/942714/items/2ZZ8C6NE&quot;],&quot;itemData&quot;:{&quot;id&quot;:11,&quot;type&quot;:&quot;article-journal&quot;,&quot;title&quot;:&quot;Griffithsin, a potent HIV entry inhibitor, is an excellent candidate for anti-HIV microbicide&quot;,&quot;container-title&quot;:&quot;Journal of Medical Primatology&quot;,&quot;page&quot;:&quot;244-253&quot;,&quot;volume&quot;:&quot;36&quot;,&quot;issue&quot;:&quot;4-5&quot;,&quot;source&quot;:&quot;CrossRef&quot;,&quot;DOI&quot;:&quot;10.1111/j.1600-0684.2007.00242.x&quot;,&quot;ISSN&quot;:&quot;0047-2565, 1600-0684&quot;,&quot;language&quot;:&quot;en&quot;,&quot;author&quot;:[{&quot;family&quot;:&quot;Emau&quot;,&quot;given&quot;:&quot;P.&quot;},{&quot;family&quot;:&quot;Tian&quot;,&quot;given&quot;:&quot;B.&quot;},{&quot;family&quot;:&quot;O?keefe&quot;,&quot;given&quot;:&quot;B.R.&quot;},{&quot;family&quot;:&quot;Mori&quot;,&quot;given&quot;:&quot;T.&quot;},{&quot;family&quot;:&quot;McMahon&quot;,&quot;given&quot;:&quot;J.B.&quot;},{&quot;family&quot;:&quot;Palmer&quot;,&quot;given&quot;:&quot;K.E.&quot;},{&quot;family&quot;:&quot;Jiang&quot;,&quot;given&quot;:&quot;Y.&quot;},{&quot;family&quot;:&quot;Bekele&quot;,&quot;given&quot;:&quot;G.&quot;},{&quot;family&quot;:&quot;Tsai&quot;,&quot;given&quot;:&quot;C.C.&quot;}],&quot;issued&quot;:{&quot;date-parts&quot;:[[&quot;2007&quot;,8]]}}}],&quot;schema&quot;:&quot;https://github.com/citation-style-language/schema/raw/master/csl-citation.json&quot;} RNDOQql9IB14S"/><text:span text:style-name="T8">. </text:span><text:span text:style-name="T24">More sophisticated testing with more sophisticated model systems may also be </text:span><text:span text:style-name="T25">desireable</text:span><text:span text:style-name="T24"> </text:span><text:reference-mark-start text:name="ZOTERO_ITEM CSL_CITATION {&quot;citationID&quot;:&quot;9QowWsVC&quot;,&quot;properties&quot;:{&quot;formattedCitation&quot;:&quot;(Hladik et al. 2007)&quot;,&quot;plainCitation&quot;:&quot;(Hladik et al. 2007)&quot;},&quot;citationItems&quot;:[{&quot;id&quot;:141,&quot;uris&quot;:[&quot;http://zotero.org/users/942714/items/UD9N75SS&quot;],&quot;uri&quot;:[&quot;http://zotero.org/users/942714/items/UD9N75SS&quot;],&quot;itemData&quot;:{&quot;id&quot;:141,&quot;type&quot;:&quot;article-journal&quot;,&quot;title&quot;:&quot;Initial Events in Establishing Vaginal Entry and Infection by Human Immunodeficiency Virus Type-1&quot;,&quot;container-title&quot;:&quot;Immunity&quot;,&quot;page&quot;:&quot;257-270&quot;,&quot;volume&quot;:&quot;26&quot;,&quot;issue&quot;:&quot;2&quot;,&quot;source&quot;:&quot;CrossRef&quot;,&quot;DOI&quot;:&quot;10.1016/j.immuni.2007.01.007&quot;,&quot;ISSN&quot;:&quot;10747613&quot;,&quot;language&quot;:&quot;en&quot;,&quot;author&quot;:[{&quot;family&quot;:&quot;Hladik&quot;,&quot;given&quot;:&quot;Florian&quot;},{&quot;family&quot;:&quot;Sakchalathorn&quot;,&quot;given&quot;:&quot;Polachai&quot;},{&quot;family&quot;:&quot;Ballweber&quot;,&quot;given&quot;:&quot;Lamar&quot;},{&quot;family&quot;:&quot;Lentz&quot;,&quot;given&quot;:&quot;Gretchen&quot;},{&quot;family&quot;:&quot;Fialkow&quot;,&quot;given&quot;:&quot;Michael&quot;},{&quot;family&quot;:&quot;Eschenbach&quot;,&quot;given&quot;:&quot;David&quot;},{&quot;family&quot;:&quot;McElrath&quot;,&quot;given&quot;:&quot;M. Juliana&quot;}],&quot;issued&quot;:{&quot;date-parts&quot;:[[&quot;2007&quot;,2]]}}}],&quot;schema&quot;:&quot;https://github.com/citation-style-language/schema/raw/master/csl-citation.json&quot;} RNDSlOTAYVTAK"/><text:span text:style-name="T24">(Hladik et al. 2007)</text:span><text:reference-mark-end text:name="ZOTERO_ITEM CSL_CITATION {&quot;citationID&quot;:&quot;9QowWsVC&quot;,&quot;properties&quot;:{&quot;formattedCitation&quot;:&quot;(Hladik et al. 2007)&quot;,&quot;plainCitation&quot;:&quot;(Hladik et al. 2007)&quot;},&quot;citationItems&quot;:[{&quot;id&quot;:141,&quot;uris&quot;:[&quot;http://zotero.org/users/942714/items/UD9N75SS&quot;],&quot;uri&quot;:[&quot;http://zotero.org/users/942714/items/UD9N75SS&quot;],&quot;itemData&quot;:{&quot;id&quot;:141,&quot;type&quot;:&quot;article-journal&quot;,&quot;title&quot;:&quot;Initial Events in Establishing Vaginal Entry and Infection by Human Immunodeficiency Virus Type-1&quot;,&quot;container-title&quot;:&quot;Immunity&quot;,&quot;page&quot;:&quot;257-270&quot;,&quot;volume&quot;:&quot;26&quot;,&quot;issue&quot;:&quot;2&quot;,&quot;source&quot;:&quot;CrossRef&quot;,&quot;DOI&quot;:&quot;10.1016/j.immuni.2007.01.007&quot;,&quot;ISSN&quot;:&quot;10747613&quot;,&quot;language&quot;:&quot;en&quot;,&quot;author&quot;:[{&quot;family&quot;:&quot;Hladik&quot;,&quot;given&quot;:&quot;Florian&quot;},{&quot;family&quot;:&quot;Sakchalathorn&quot;,&quot;given&quot;:&quot;Polachai&quot;},{&quot;family&quot;:&quot;Ballweber&quot;,&quot;given&quot;:&quot;Lamar&quot;},{&quot;family&quot;:&quot;Lentz&quot;,&quot;given&quot;:&quot;Gretchen&quot;},{&quot;family&quot;:&quot;Fialkow&quot;,&quot;given&quot;:&quot;Michael&quot;},{&quot;family&quot;:&quot;Eschenbach&quot;,&quot;given&quot;:&quot;David&quot;},{&quot;family&quot;:&quot;McElrath&quot;,&quot;given&quot;:&quot;M. Juliana&quot;}],&quot;issued&quot;:{&quot;date-parts&quot;:[[&quot;2007&quot;,2]]}}}],&quot;schema&quot;:&quot;https://github.com/citation-style-language/schema/raw/master/csl-citation.json&quot;} RNDSlOTAYVTAK"/><text:span text:style-name="T24">.</text:span></text:p>
      <text:p text:style-name="P9"/>
      <text:section text:style-name="Sect1" text:name="ZOTERO_BIBL {&quot;custom&quot;:[]} CSL_BIBLIOGRAPHY RNDN3SUWEega0">
        <text:p text:style-name="Bibliography_20_1">Emau, P., B. Tian, B.R. O?keefe, T. Mori, J.B. McMahon, K.E. Palmer, Y. Jiang, G. Bekele, and C.C. Tsai. 2007. “Griffithsin, a Potent HIV Entry Inhibitor, Is an Excellent Candidate for Anti-HIV Microbicide.” <text:span text:style-name="T28">Journal of Medical Primatology</text:span> 36 (4–5): 244–53. doi:10.1111/j.1600-0684.2007.00242.x.</text:p>
        <text:p text:style-name="Bibliography_20_1">Gipson, Ilene K., Samuel B. Ho, Sandra J. Spurr-Michaud, Ann S. Tisdale, Qian Zhan, Emina Torlakovic, Jeffrey Pudney, Deborah J. Anderson, Neil W. Toribara, and 3rd Hill. 1997. “Mucin Genes Expressed by Human Female Reproductive Tract Epithelia.” <text:span text:style-name="T28">Biology of Reproduction</text:span> 56 (4): 999–1011.</text:p>
        <text:p text:style-name="Bibliography_20_1">Hladik, Florian, Polachai Sakchalathorn, Lamar Ballweber, Gretchen Lentz, Michael Fialkow, David Eschenbach, and M. Juliana McElrath. 2007. “Initial Events in Establishing Vaginal Entry and Infection by Human Immunodeficiency Virus Type-1.” <text:span text:style-name="T28">Immunity</text:span> 26 (2): 257–70. doi:10.1016/j.immuni.2007.01.007.</text:p>
        <text:p text:style-name="Bibliography_20_1">Koday, Merika Treants, Jorgen Nelson, Aaron Chevalier, Michael Koday, Hannah Kalinoski, Lance Stewart, Lauren Carter, et al. 2016. “A Computationally Designed Hemagglutinin Stem-Binding Protein Provides In Vivo Protection from Influenza Independent of a Host Immune Response.” <text:span text:style-name="T28">PLoS Pathog</text:span> 12 (2): e1005409.</text:p>
        <text:p text:style-name="Bibliography_20_1">Kong, Rui, Kai Xu, Tongqing Zhou, Priyamvada Acharya, Thomas Lemmin, Kevin Liu, Gabriel Ozorowski, et al. 2016. “Fusion Peptide of HIV-1 as a Site of Vulnerability to Neutralizing Antibody.” <text:span text:style-name="T28">Science</text:span> 352 (6287): 828–33. doi:10.1126/science.aae0474.</text:p>
        <text:p text:style-name="Bibliography_20_1">Laurent, Jon M., Jonathan H. Young, Aashiq H. Kachroo, and Edward M. Marcotte. 2016. “Efforts to Make and Apply Humanized Yeast.” <text:span text:style-name="T28">Briefings in Functional Genomics</text:span> 15 (2): 155–63. doi:10.1093/bfgp/elv041.</text:p>
        <text:p text:style-name="Bibliography_20_1">Marechal, V., M.-C. Prevost, C. Petit, E. Perret, J.-M. Heard, and O. Schwartz. 2001. “Human Immunodeficiency Virus Type 1 Entry into Macrophages Mediated by Macropinocytosis.” <text:span text:style-name="T28">Journal of Virology</text:span> 75 (22): 11166–77. doi:10.1128/JVI.75.22.11166-11177.2001.</text:p>
        <text:p text:style-name="Bibliography_20_1">Pantophlet, Ralph, ed. 2014. <text:span text:style-name="T28">HIV Glycans in Infection and Immunity</text:span>. New York, NY: Springer New York. http://link.springer.com/10.1007/978-1-4614-8872-9.</text:p>
        <text:p text:style-name="Bibliography_20_1">Parry, S. 2006. “N-Glycosylation of the MUC1 Mucin in Epithelial Cells and Secretions.” <text:span text:style-name="T28">Glycobiology</text:span> 16 (7): 623–34. doi:10.1093/glycob/cwj110.</text:p>
        <text:p text:style-name="Bibliography_20_1">Qie, Yaqing, Hengfeng Yuan, Christina A. von Roemeling, Yuanxin Chen, Xiujie Liu, Kevin D. Shih, Joshua A. Knight, et al. 2016. “Surface Modification of Nanoparticles Enables Selective Evasion of Phagocytic Clearance by Distinct Macrophage Phenotypes.” <text:span text:style-name="T28">Scientific Reports</text:span> 6 (May): 26269. doi:10.1038/srep26269.</text:p>
      </text:section>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1665in" fo:text-indent="-0.5in" style:auto-text-indent="false">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7T14:16:51.566621298</meta:creation-date>
    <dc:date>2016-07-01T11:02:54.251344123</dc:date>
    <meta:editing-duration>PT30M8S</meta:editing-duration>
    <meta:editing-cycles>11</meta:editing-cycles>
    <meta:generator>LibreOffice/5.1.4.2$Linux_X86_64 LibreOffice_project/10m0$Build-2</meta:generator>
    <meta:document-statistic meta:table-count="0" meta:image-count="0" meta:object-count="0" meta:page-count="2" meta:paragraph-count="18" meta:word-count="1126" meta:character-count="7315" meta:non-whitespace-character-count="6212"/>
    <meta:user-defined meta:name="ZOTERO_PREF_1">&lt;data data-version="3" zotero-version="4.0.29.10"&gt;&lt;session id="E5WdTySS"/&gt;&lt;style id="http://www.zotero.org/styles/chicago-author-date" locale="en-US" hasBibliography="1" bibliographyStyleHasBeenSet="1"/&gt;&lt;prefs&gt;&lt;pref name="fieldType" value="ReferenceMark"/</meta:user-defined>
    <meta:user-defined meta:name="ZOTERO_PREF_2">&gt;&lt;pref name="storeReferences" value="true"/&gt;&lt;pref name="automaticJournalAbbreviations" value="true"/&gt;&lt;pref name="noteType" value=""/&gt;&lt;/prefs&gt;&lt;/data&gt;</meta:user-defined>
  </office:meta>
</office:document-meta>
</file>